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7312" officeooo:paragraph-rsid="001b731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ndriks Feedback:</text:p>
      <text:p text:style-name="P1"/>
      <text:p text:style-name="P1">1) Invested time: ~12h</text:p>
      <text:p text:style-name="P1">- subtasks a) and b) were good to understand and pretty much straightfoward but I did not manage to solve c) and the following subtasks on my own.</text:p>
      <text:p text:style-name="P1">- c) was very confusing for me with the path cost expression and I did not know, what value is wanted here</text:p>
      <text:p text:style-name="P1"/>
      <text:p text:style-name="P1">2) Invested time: ~8h</text:p>
      <text:p text:style-name="P1">- good and well structured tas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6T10:48:55.490233514</meta:creation-date>
    <dc:date>2017-11-16T10:53:32.218929644</dc:date>
    <meta:editing-duration>PT4M36S</meta:editing-duration>
    <meta:editing-cycles>1</meta:editing-cycles>
    <meta:document-statistic meta:table-count="0" meta:image-count="0" meta:object-count="0" meta:page-count="1" meta:paragraph-count="6" meta:word-count="66" meta:character-count="344" meta:non-whitespace-character-count="284"/>
    <meta:generator>LibreOffice/5.1.6.2$Linux_X86_64 LibreOffice_project/10m0$Build-2</meta:generator>
  </office:meta>
</office:document-meta>
</file>